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$image" text:anchor-type="char" svg:x="11.675cm" svg:y="2.88cm" svg:width="4.233cm" svg:height="2.54cm" draw:z-index="0"><draw:image xlink:href="Pictures/10000001000001F40000012C2AEE1757DB6C1D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3:59:30.133000000</meta:creation-date>
    <dc:date>2024-08-18T14:05:15.305000000</dc:date>
    <meta:editing-duration>PT5M10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